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text-position="sub 58%"/>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Quotations">
      <style:paragraph-properties fo:margin-left="0.5in" fo:margin-right="0in" fo:text-indent="0in" style:auto-text-indent="false"/>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9830*"/>
    </style:style>
    <style:style style:name="Table1.C" style:family="table-column">
      <style:table-column-properties style:rel-column-width="42597*"/>
    </style:style>
  </office:automatic-styles>
  <office:body>
    <office:text>
      <text:p text:style-name="Title">Funciones para crear o comprobar vectores de tipo entero</text:p>
      <text:p text:style-name="Subtitle">integer {base}: enteros<text:line-break/>Documentación de R, 4.0.0</text:p>
      <text:table-of-content>
        <text:table-of-content-source text:outline-level="3">
          <text:index-title-template text:style-name="Contents_20_Heading">Contenido</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2" text:outline-level="2"><text:bookmark-start text:name="descripción"/>1 Descripción<text:bookmark-end text:name="descripción"/></text:h>
      <text:p text:style-name="First_20_paragraph">La función <text:span text:style-name="Source_Text">integer()</text:span> creará un vector de <text:a xlink:type="simple" xlink:href="typeof%20%7Bbase%7D" office:name="typeof {base}"><text:span text:style-name="Definition">tipo</text:span></text:a> <text:span text:style-name="T1">entero</text:span> (<text:span text:style-name="Source_Text">"integer"</text:span>), que podrá almacenar un subconjunto amplio aunque limitado de los números enteros positivos y negativos.</text:p>
      <text:p text:style-name="Text_20_body">La función <text:span text:style-name="Source_Text">as.integer()</text:span> intentará convertir en un vector de tipo <text:span text:style-name="T1">entero</text:span> a cualquier tipo de objeto. Por su parte, la función <text:span text:style-name="Source_Text">is.integer()</text:span> verificará si un objeto es de <text:a xlink:type="simple" xlink:href="typeof%20%7Bbase%7D" office:name="typeof {base}"><text:span text:style-name="Definition">tipo</text:span></text:a> <text:span text:style-name="T1">entero</text:span>.</text:p>
      <text:h text:style-name="Heading_20_2" text:outline-level="2"><text:bookmark-start text:name="forma-de-uso-o-sintaxis"/>2 Forma de uso o sintaxis<text:bookmark-end text:name="forma-de-uso-o-sintaxis"/></text:h>
      <text:p text:style-name="P1">integer(length = 0)</text:p>
      <text:p text:style-name="P2">as.integer(x, ...)</text:p>
      <text:p text:style-name="P3">is.integer(x)</text:p>
      <text:h text:style-name="Heading_20_2" text:outline-level="2"><text:bookmark-start text:name="argumentos"/>3 Argumentos<text:bookmark-end text:name="argumentos"/></text:h>
      <text:p text:style-name="TableCaption">Argumentos para las funciones de creación y verificación de vectores enteros</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rgumento</text:p>
            </table:table-cell>
            <table:table-cell table:style-name="TableHeaderRowCell" office:value-type="string">
              <text:p text:style-name="Table_20_Heading">Valor esperado</text:p>
            </table:table-cell>
            <table:table-cell table:style-name="TableHeaderRowCell" office:value-type="string">
              <text:p text:style-name="Table_20_Heading">Propósito</text:p>
            </table:table-cell>
          </table:table-row>
        </table:table-header-rows>
        <table:table-row>
          <table:table-cell table:style-name="TableRowCell" office:value-type="string">
            <text:p text:style-name="Table_20_Contents"><text:span text:style-name="Source_Text">length=</text:span></text:p>
            <text:p text:style-name="Table_20_Contents"><text:span text:style-name="T2">longitud</text:span></text:p>
          </table:table-cell>
          <table:table-cell table:style-name="TableRowCell" office:value-type="string">
            <text:p text:style-name="Table_20_Contents">Un valor entero mayor o igual a cero</text:p>
          </table:table-cell>
          <table:table-cell table:style-name="TableRowCell" office:value-type="string">
            <text:p text:style-name="Table_20_Contents">Determina la longitud deseada del vector, es decir, el número de elementos que almacenará. El argumento de longitud aceptará números enteros no negativos. Los valores continuos o con decimales (<text:a xlink:type="simple" xlink:href="typeof%20%7Bbase%7D" office:name="typeof {base}"><text:span text:style-name="Definition">tipo</text:span></text:a> <text:a xlink:type="simple" xlink:href="double%20%7Bbase%7D" office:name="double {base}"><text:span text:style-name="Definition">doble</text:span></text:a>) serán convertidos a enteros y la aportación de más un valor devolverá un mensaje de error.</text:p>
          </table:table-cell>
        </table:table-row>
        <table:table-row>
          <table:table-cell table:style-name="TableRowCell" office:value-type="string">
            <text:p text:style-name="Table_20_Contents"><text:span text:style-name="Source_Text">x=</text:span></text:p>
          </table:table-cell>
          <table:table-cell table:style-name="TableRowCell" office:value-type="string">
            <text:p text:style-name="Table_20_Contents">Un objeto</text:p>
          </table:table-cell>
          <table:table-cell table:style-name="TableRowCell" office:value-type="string">
            <text:p text:style-name="Table_20_Contents">Un objeto para ser coaccionado o verificado como vector de tipo <text:span text:style-name="T1">entero</text:span>.</text:p>
          </table:table-cell>
        </table:table-row>
        <table:table-row>
          <table:table-cell table:style-name="TableRowCell" office:value-type="string">
            <text:p text:style-name="Table_20_Contents"><text:span text:style-name="Source_Text">...</text:span></text:p>
          </table:table-cell>
          <table:table-cell table:style-name="TableRowCell" office:value-type="string">
            <text:p text:style-name="Table_20_Contents">Otros argumentos</text:p>
          </table:table-cell>
          <table:table-cell table:style-name="TableRowCell" office:value-type="string">
            <text:p text:style-name="Table_20_Contents">Otros argumentos que serán pasados desde o hacia otras funciones.</text:p>
          </table:table-cell>
        </table:table-row>
      </table:table>
      <text:h text:style-name="Heading_20_2" text:outline-level="2"><text:bookmark-start text:name="detalles"/>4 Detalles<text:bookmark-end text:name="detalles"/></text:h>
      <text:p text:style-name="First_20_paragraph">Un vector <text:span text:style-name="T1">entero</text:span> es un tipo de dato de <text:span text:style-name="T3">R</text:span> que sirve para almacenar, representar y realizar operaciones con un subconjunto de los números enteros con signo del sistema de numeración decimal, es decir, de los enteros positivos y negativos. Este subconjunto es de rango amplio aunque limitado a 32 <text:span text:style-name="T1">bits</text:span>. Para más información sobre el rango de almacenamiento entero puedes ver más adelante la sección <text:span text:style-name="T1">Almacenamiento entero</text:span>.</text:p>
      <text:p text:style-name="Text_20_body">El tipo <text:span text:style-name="T1">entero</text:span> permite almacenar de manera exacta valores que representan números sin fracciones decimales y que, en matemáticas, se suelen representar sin marca decimal (ya sea el punto o la coma). Los vectores <text:span text:style-name="T1">enteros</text:span> subsisten como un legado de los lenguajes <text:span text:style-name="T1">C</text:span> y <text:span text:style-name="T1">Fortran</text:span>, los cuales forman parte del código interno de <text:span text:style-name="T3">R</text:span>. Estos lenguajes requieren, para algunas operaciones especiales, de este tipo de almacenamiento.</text:p>
      <text:p text:style-name="Text_20_body">Así, <text:span text:style-name="T3">R</text:span> define a los vectores <text:span text:style-name="T1">enteros</text:span> como un tipo de almacenamiento exacto que podrá contener cualquier valor de un conjunto de números con signo sin marca decimal en un rango interno de 32 dígitos binarios (<text:span text:style-name="T1">bits</text:span>). Este rango equivale a la posibilidad de almacenar <draw:frame draw:style-name="fr1" text:anchor-type="as-char"><draw:object xlink:href="Formula-0/" xlink:type="simple" xlink:show="embed" xlink:actuate="onLoad"/></draw:frame> (<draw:frame draw:style-name="fr1" text:anchor-type="as-char"><draw:object xlink:href="Formula-2/" xlink:type="simple" xlink:show="embed" xlink:actuate="onLoad"/></draw:frame>) valores enteros distintos. Debido a que los valores posibles por dígito son dos (<draw:frame draw:style-name="fr1" text:anchor-type="as-char"><draw:object xlink:href="Formula-4/" xlink:type="simple" xlink:show="embed" xlink:actuate="onLoad"/></draw:frame> y <draw:frame draw:style-name="fr1" text:anchor-type="as-char"><draw:object xlink:href="Formula-6/" xlink:type="simple" xlink:show="embed" xlink:actuate="onLoad"/></draw:frame>), la base del exponente es el número dos (<draw:frame draw:style-name="fr1" text:anchor-type="as-char"><draw:object xlink:href="Formula-8/" xlink:type="simple" xlink:show="embed" xlink:actuate="onLoad"/></draw:frame>). Por su parte, el valor del exponente es equivalente al número de dígitos disponibles para almacenamiento, en este caso, treinta y dos (<draw:frame draw:style-name="fr1" text:anchor-type="as-char"><draw:object xlink:href="Formula-10/" xlink:type="simple" xlink:show="embed" xlink:actuate="onLoad"/></draw:frame>). La elevación de la base a este exponente permite obtener todas las combinaciones de valores enteros posibles para un rango de 32 <text:span text:style-name="T1">bits</text:span>.</text:p>
      <text:p text:style-name="Text_20_body">No obstante, ya que <text:span text:style-name="T3">R</text:span> define al tipo <text:span text:style-name="T1">entero</text:span> como uno capaz de almacenar valores con signo, a nivel interno se destinará uno de los 32 <text:span text:style-name="T1">bits</text:span> al valor del signo del número, con un cero (<text:span text:style-name="Source_Text">0)</text:span> para valores positivos y un uno (<text:span text:style-name="Source_Text">1)</text:span> para negativos. Por ello, el valor del exponente se reducirá en una unidad (<draw:frame draw:style-name="fr1" text:anchor-type="as-char"><draw:object xlink:href="Formula-12/" xlink:type="simple" xlink:show="embed" xlink:actuate="onLoad"/></draw:frame>). Del mismo modo, dado que el intervalo de valores almacenables atraviesa el cero en la recta numérica, se deberá adicionar y sustraer una unidad en los límites del intervalo de almacenamiento. En consecuencia, el rango de enteros representables irá de <draw:frame draw:style-name="fr1" text:anchor-type="as-char"><draw:object xlink:href="Formula-14/" xlink:type="simple" xlink:show="embed" xlink:actuate="onLoad"/></draw:frame> a <draw:frame draw:style-name="fr1" text:anchor-type="as-char"><draw:object xlink:href="Formula-16/" xlink:type="simple" xlink:show="embed" xlink:actuate="onLoad"/></draw:frame> (aproximadamente de <draw:frame draw:style-name="fr1" text:anchor-type="as-char"><draw:object xlink:href="Formula-18/" xlink:type="simple" xlink:show="embed" xlink:actuate="onLoad"/></draw:frame> ).</text:p>
      <text:p text:style-name="Text_20_body">De este modo, las funciones básicas para crear vectores <text:span text:style-name="T1">enteros</text:span> son <text:span text:style-name="Source_Text">integer()</text:span>, <text:span text:style-name="Source_Text">as.integer()</text:span> y <text:a xlink:type="simple" xlink:href="c%20%7Bbase%7D" office:name="c {base}"><text:span text:style-name="Definition"><text:span text:style-name="Source_Text">c()</text:span></text:span></text:a><text:span text:style-name="T1">.</text:span> Por su parte, la función <text:span text:style-name="Source_Text">is.integer()</text:span> se utilizará para comprobar si un objeto es de <text:a xlink:type="simple" xlink:href="typeof%20%7Bbase%7D" office:name="typeof {base}"><text:span text:style-name="Definition">tipo</text:span></text:a> <text:span text:style-name="T1">entero</text:span> (<text:span text:style-name="Source_Text">"integer")</text:span>. En particular, <text:span text:style-name="Source_Text">as.integer()</text:span>, <text:span text:style-name="Source_Text">is.integer()</text:span> y <text:a xlink:type="simple" xlink:href="c%20%7Bbase%7D" office:name="c {base}"><text:span text:style-name="Definition"><text:span text:style-name="Source_Text">c()</text:span></text:span></text:a> son funciones <text:a xlink:type="simple" xlink:href="Primitive%20%7Bbase%7D" office:name="Primitive {base}"><text:span text:style-name="Definition">primitivas</text:span></text:a>, por lo que su código fuente está implementado de manera interna y no será visible directamente por la usuaria. Para más información sobre la forma de utilización de las funciones mencionadas, puedes consultar la sección <text:span text:style-name="T1">Valor devuelto</text:span> en esta misma página de ayuda.</text:p>
      <text:p text:style-name="Text_20_body">Como objetos, los vectores <text:span text:style-name="T1">enteros</text:span> son un <text:a xlink:type="simple" xlink:href="vector%20%7Bbase%7D" office:name="vector {base}"><text:span text:style-name="Definition">tipo de vector</text:span></text:a> atómico o fundamental de <text:span text:style-name="T3">R</text:span>, por lo que no podrán convertirse en objetos más simples ni contener elementos que no sean del mismo tipo. Los <text:a xlink:type="simple" xlink:href="vector%20%7Bbase%7D" office:name="vector {base}"><text:span text:style-name="Definition">vectores atómicos</text:span></text:a> están definidos a nivel interno, pero en el entorno del lenguaje es posible observar su modo <text:a xlink:type="simple" xlink:href="typeof%20%7Bbase%7D" office:name="typeof {base}"><text:span text:style-name="Definition">específico</text:span></text:a> y <text:a xlink:type="simple" xlink:href="mode%20%7Bbase%7D" office:name="mode {base}"><text:span text:style-name="Definition">general</text:span></text:a> de almacenamiento. Los modos de almacenamiento determinan el tipo del vector y las operaciones o funciones que les son aplicables.</text:p>
      <text:p text:style-name="Text_20_body">El modo específico de almacenamiento de un vector <text:span text:style-name="T1">entero</text:span> tendrá asignada como atributo la etiqueta inglesa <text:span text:style-name="T1">entero</text:span> (<text:span text:style-name="Source_Text">"integer")</text:span> y su modo general de almacenamiento tendrá asociada como atributo la etiqueta inglesa <text:span text:style-name="T1">numérico</text:span> (<text:span text:style-name="Source_Text">"numeric")</text:span>. Además, los vectores <text:span text:style-name="T1">enteros</text:span> son una <text:a xlink:type="simple" xlink:href="class%20%7Bbase%7D" office:name="class {base}"><text:span text:style-name="Definition">clase de objeto</text:span></text:a> del lenguaje, por lo que también podrán extender sus propiedades a nuevos objetos.</text:p>
      <text:p text:style-name="Text_20_body">Los vectores de tipo <text:span text:style-name="T1">entero</text:span> (<text:span text:style-name="Source_Text">"integer"</text:span>) podrán almacenar valores enteros en forma más compacta que otros <text:a xlink:type="simple" xlink:href="numeric%20%7Bbase%7D" office:name="numeric {base}"><text:span text:style-name="Definition">tipos de almacenamiento numérico</text:span></text:a>, como el almacenamiento <text:a xlink:type="simple" xlink:href="double%20%7Bbase%7D" office:name="double {base}"><text:span text:style-name="Definition"><text:span text:style-name="T1">doble</text:span></text:span></text:a> (<text:span text:style-name="Source_Text">"double"</text:span>), que también puede guardar enteros de manera exacta en un rango mucho más amplio. Sin embargo, las capacidades actuales de los ordenadores vuelven imperceptibles, en la práctica, estas ganancias en eficiencia derivadas del uso del tipo de datos <text:span text:style-name="T1">entero</text:span>.</text:p>
      <text:p text:style-name="Text_20_body">Para cada tipo de <text:a xlink:type="simple" xlink:href="vector%20%7Bbase%7D" office:name="vector {base}"><text:span text:style-name="Definition">vector</text:span></text:a> atómico, salvo para los vectores <text:a xlink:type="simple" xlink:href="raw%20%7Bbase%7D" office:name="raw {base}"><text:span text:style-name="Definition">crudos</text:span></text:a> (<text:span text:style-name="Source_Text">"raw"</text:span>), existe un tipo propio de <text:a xlink:type="simple" xlink:href="NA%20%7Bbase%7D" office:name="NA {base}"><text:span text:style-name="Definition">valor no disponible</text:span></text:a> <text:span text:style-name="Source_Text">NA</text:span>. Así, al tipo entero entero le corresponderá el valor no disponible <text:span text:style-name="Source_Text">NA_integer_</text:span>. Sin embargo, los valores no disponibles de los vectores <text:span text:style-name="T1">enteros</text:span> serán mostrados en pantalla solamente con los caracteres <text:span text:style-name="Source_Text">NA</text:span>.</text:p>
      <text:p text:style-name="Text_20_body">Si deseas asegurarte de que los vectores <text:span text:style-name="T1">enteros</text:span> reciban sólo valores no disponibles de tipo <text:span text:style-name="T1">entero</text:span>, puedes utilizar el valor <text:span text:style-name="Source_Text">NA_integer_</text:span> (en vez de la forma más simple <text:span text:style-name="Source_Text">NA</text:span>) en las operaciones de <text:a xlink:type="simple" xlink:href="assign%20%7Bbase%7D" office:name="assign {base}"><text:span text:style-name="Definition">asignación</text:span></text:a>. Para más información puedes ver más adelante la sección <text:span text:style-name="T1">Ejemplos</text:span>, así como la página de ayuda de los <text:a xlink:type="simple" xlink:href="NA%20%7Bbase%7D" office:name="NA {base}"><text:span text:style-name="Definition">valores no disponibles</text:span></text:a>.</text:p>
      <text:h text:style-name="Heading_20_2" text:outline-level="2"><text:bookmark-start text:name="valor-devuelto"/>5 Valor devuelto<text:bookmark-end text:name="valor-devuelto"/></text:h>
      <text:p text:style-name="First_20_paragraph">Cualquier cifra numérica tecleada sin comillas en la consola de <text:span text:style-name="T3">R</text:span> (<text:span text:style-name="Source_Text">&gt;_</text:span>) será devuelta como un número por el lenguaje. Es decir, <text:span text:style-name="T3">R</text:span> podrá identificar <text:span text:style-name="T1">literales</text:span> numéricos en el código fuente y los devolverá como valores numéricos constantes. Sin embargo, si lo que deseamos es que el lenguaje devuelva un valor de tipo <text:span text:style-name="T1">entero</text:span>, tendremos que agregar, explícitamente y sin mediar espacios, el sufijo <text:span text:style-name="Source_Text">L</text:span> (por el tipo <text:span text:style-name="Source_Text">LONG INTEGER</text:span> de <text:span text:style-name="T1">C</text:span>) a todos los literales enteros tecleados.</text:p>
      <text:p text:style-name="Text_20_body">Por ejemplo, para crear directamente el valor <text:span text:style-name="T1">entero</text:span> <text:span text:style-name="Source_Text">1</text:span> debemos usar el sufijo <text:span text:style-name="Source_Text">L</text:span> para calificarlo como un entero. Entonces, el valor <text:span text:style-name="Source_Text">1L</text:span> tecleado en la consola será devuelto como la constante entera <text:span text:style-name="Source_Text">1</text:span>, y tendrá asociada internamente la etiqueta <text:span text:style-name="Source_Text">"integer"</text:span> . En cambio, si sólo tecleamos el literal numérico <text:span text:style-name="Source_Text">1</text:span>, éste será devuelto como un valor de tipo <text:span text:style-name="T1">doble</text:span>.</text:p>
      <text:p text:style-name="Text_20_body"><text:span text:style-name="T3">R</text:span> reconoce literales numéricos en el sistema de numeración decimal y hexadecimal. Los valores en base decimal se escribirán literalmente, mientras que los valores en base hexadecimal deberán estar acompañados del prefijo <text:span text:style-name="Source_Text">0x</text:span> o <text:span text:style-name="Source_Text">0X</text:span> para indicar que se trata de números en esa base. Por ejemplo, la cifra <text:span text:style-name="Source_Text">0x10L</text:span> devolverá el valor entero <text:span text:style-name="Source_Text">16</text:span> a partir de su representación hexadecimal. Por otro lado, la cifra en notación científica <text:span text:style-name="Source_Text">1e3L</text:span> devolverá el valor entero <text:span text:style-name="Source_Text">1000</text:span> y será equivalente a haber ingresado el literal numérico <text:span text:style-name="Source_Text">1000L</text:span>.</text:p>
      <text:p text:style-name="Text_20_body">La función <text:span text:style-name="Source_Text">integer()</text:span> creará un vector <text:span text:style-name="T1">entero</text:span> con el número de elementos especificado en el argumento de longitud, <text:span text:style-name="Source_Text">length=</text:span>. Al momento de su creación, cada elemento del vector será igual a cero (<text:span text:style-name="Source_Text">0L</text:span>). Luego, se podrán <text:a xlink:type="simple" xlink:href="assignOps%20%7Bbase%7D" office:name="assignOps {base}"><text:span text:style-name="Definition">asignar</text:span></text:a> valores enteros positivos o negativos, así como <text:a xlink:type="simple" xlink:href="NA%20%7Bbase%7D" office:name="NA {base}"><text:span text:style-name="Definition">valores no disponibles</text:span></text:a> (<text:span text:style-name="Source_Text">NA</text:span>), al vector recientemente creado.</text:p>
      <text:p text:style-name="Text_20_body">La función <text:span text:style-name="Source_Text">as.integer()</text:span> intentará coaccionar al objeto referido en el argumento <text:span text:style-name="Source_Text">x=</text:span> al tipo <text:span text:style-name="T1">entero</text:span> y lo devolverá como un vector de este tipo. A menos que la coacción haya sido exitosa, el resultado será un valor no disponible (<text:span text:style-name="Source_Text">NA</text:span>). Cuando se intente</text:p>
      <text:p text:style-name="Text_20_body">Cuando se intente coaccionar un valor al tipo <text:span text:style-name="T1">entero,</text:span> o se ingrese el valor numérico de un literal entero (acompañado del sufijo <text:span text:style-name="Source_Text">L</text:span>) en la consola, y éste sea mayor o menor a los valores límite del intervalo de almacenamiento, el valor será convertido al tipo <text:span text:style-name="T1">doble</text:span> y será acompañado del despliegue de una advertencia. Este comportamiento es diferente al de las primeras versiones de <text:span text:style-name="T3">R</text:span>, el cual devolvía un valor no disponible (<text:span text:style-name="Source_Text">NA</text:span>) en caso de que se intentara almacenar un entero con un valor diferente al rango de almacenamiento. También, es un comportamiento diferente al de <text:span text:style-name="T1">S</text:span>, que devolvía un valor del mismo signo igual al límite del intervalo de almacenamiento.</text:p>
      <text:p text:style-name="Text_20_body">Los valores de números reales cuyo valor se encuentre dentro del intervalo de almacenamiento serán truncados hacia el cero. Esto significa que <text:span text:style-name="Source_Text">as.integer(x)</text:span> funcionará igual que <text:span text:style-name="Source_Text">trunc(x)</text:span> en estos casos). Del mismo modo, las partes imaginarias de los valores de <text:a xlink:type="simple" xlink:href="complex%20%7Bbase%7D" office:name="complex {base}"><text:span text:style-name="Definition">números complejos</text:span></text:a> se descartarán con una advertencia.</text:p>
      <text:p text:style-name="Text_20_body"><text:span text:style-name="Source_Text">as.integer()</text:span> podrá convertir a valores enteros aquellas cadenas de caracteres (es decir, literales entre comillas) que contengan representaciones de números del sistema decimal o hexadecimal entre espacios en blanco iniciales o finales. No obstante, cada cadena de caracteres deberá contener una sola cifra numérica, sin espacios intercalados, de lo contrario esos elementos serán coaccionados como valores no disponibles (<text:span text:style-name="Source_Text">NA</text:span>). Algunas plataformas de sistema operativo podrían aceptar la coacción de cadenas de caracteres que representen números en otros sistemas de numeración diferentes al decimal o al hexadecimal, como el binario o el octal.</text:p>
      <text:p text:style-name="Text_20_body"><text:span text:style-name="Source_Text">as.integer()</text:span> eliminará los atributos, incluidos los nombres, de los objetos coaccionados, tal como lo hace la función <text:a xlink:type="simple" xlink:href="vector%20%7Bbase%7D" office:name="vector {base}"><text:span text:style-name="Definition"><text:span text:style-name="Source_Text">as.vector()</text:span></text:span></text:a>. Para asegurarte de que un objeto <text:span text:style-name="Source_Text">x</text:span> permanezca con el tipo <text:span text:style-name="T1">entero</text:span> sin perder sus atributos, podrás asignar a un vector la etiqueta del tipo <text:span text:style-name="T1">entero</text:span> (<text:span text:style-name="Source_Text">"integer"</text:span>) con la función <text:span text:style-name="Source_Text">storage.mode()</text:span>, por ejemplo, como en: <text:span text:style-name="Source_Text">storage.mode(x) &lt;- "integer"</text:span>. Esta forma de coacción hacia el tipo <text:span text:style-name="T1">entero</text:span> tiene la ventaja de modificar el <text:a xlink:type="simple" xlink:href="mode%20%7Bbase%7D" office:name="mode {base}"><text:span text:style-name="Definition">tipo de almacenamiento</text:span></text:a> sin eliminar los atributos del objeto,</text:p>
      <text:p text:style-name="Text_20_body">La función <text:a xlink:type="simple" xlink:href="c%20%7Bbase%7D" office:name="c {base}"><text:span text:style-name="Definition"><text:span text:style-name="Source_Text">c()</text:span></text:span></text:a> devolverá un vector <text:span text:style-name="T1">entero</text:span> si se utiliza para combinar valores enteros que estén separados por comas, siempre que al final de cada valor numérico se añada, sin mediar espacio, la letra ele mayúscula (<text:span text:style-name="Source_Text">L</text:span>), por ejemplo: <text:span text:style-name="Source_Text">c(1L, 2L, 3L)</text:span>. El resultado de la combinación de elementos enteros creará un vector de tipo <text:span text:style-name="T1">entero</text:span> si ninguno de los valores combinados tiene valores decimales. Para mayor información sobre la combinación de elementos para crear vectores de un determinado tipo puedes ver la página de ayuda de la función <text:a xlink:type="simple" xlink:href="c%20%7Bbase%7D" office:name="c {base}"><text:span text:style-name="Definition"><text:span text:style-name="Source_Text">c()</text:span></text:span></text:a>.</text:p>
      <text:p text:style-name="Text_20_body">La función <text:span text:style-name="Source_Text">is.integer()</text:span> devolverá el <text:a xlink:type="simple" xlink:href="logical%20%7Bbase%7D" office:name="logical {base}"><text:span text:style-name="Definition">valor lógico</text:span></text:a> verdadero (<text:span text:style-name="Source_Text">TRUE</text:span>) o falso (<text:span text:style-name="Source_Text">FALSE</text:span>) dependiendo de si el objeto referido en el argumento <text:span text:style-name="Source_Text">x=</text:span> es de tipo <text:span text:style-name="T1">entero</text:span>, es decir, de si el vector tiene asociada internamente la etiqueta <text:span text:style-name="Source_Text">"integer"</text:span>. Toma en cuenta que esta función sólo verificará el <text:a xlink:type="simple" xlink:href="typeof%20%7Bbase%7D" office:name="typeof {base}"><text:span text:style-name="Definition">tipo de almacenamiento específico</text:span></text:a> del vector, no si los objetos contenidos en él son, matemáticamente, números enteros; para más información puedes ver las secciones <text:span text:style-name="T1">Nota</text:span> y <text:span text:style-name="T1">Ejemplos</text:span> en esta página de ayuda. En el caso de los <text:a xlink:type="simple" xlink:href="base%20%7Bfactor%7D" office:name="base {factor}"><text:span text:style-name="Definition">factores</text:span></text:a>, que asocian números enteros a valores categóricos, <text:span text:style-name="Source_Text">is.integer()</text:span> devolverá el valor lógico falso (<text:span text:style-name="Source_Text">FALSE</text:span>) al momento de verificar el tipo del objeto.</text:p>
      <text:h text:style-name="Heading_20_2" text:outline-level="2"><text:bookmark-start text:name="el-tipo-de-almacenamiento-entero"/>6 El tipo de almacenamiento <text:span text:style-name="T1">entero</text:span><text:bookmark-end text:name="el-tipo-de-almacenamiento-entero"/></text:h>
      <text:p text:style-name="First_20_paragraph">En computación, un tipo <text:span text:style-name="T1">de almacenamiento</text:span> o <text:span text:style-name="T1">de dato</text:span> es un conjunto de valores y un conjunto de operaciones definidas para esos valores. Así, un tipo de almacenamiento describe a un conjunto de objetos con la misma representación. De esta manera, el tipo de dato <text:span text:style-name="T1">entero</text:span>, llamado también <text:span text:style-name="T1">integral</text:span>, permite representar a un subconjunto de los números enteros (<draw:frame draw:style-name="fr1" text:anchor-type="as-char"><draw:object xlink:href="Formula-20/" xlink:type="simple" xlink:show="embed" xlink:actuate="onLoad"/></draw:frame>) y realizar operaciones matemáticas con ellos.</text:p>
      <text:p text:style-name="Text_20_body">En términos coloquiales, los enteros son números que se representan sin la marca del separador de decimales, ya sea que la marca decimal utilizada sea el punto ( . ) o la coma ( , ), y pueden ser números tanto positivos como negativos incluyendo al cero (<draw:frame draw:style-name="fr1" text:anchor-type="as-char"><draw:object xlink:href="Formula-22/" xlink:type="simple" xlink:show="embed" xlink:actuate="onLoad"/></draw:frame>). En términos matemáticos, los números enteros se refieren al conjunto <draw:frame draw:style-name="fr1" text:anchor-type="as-char"><draw:object xlink:href="Formula-24/" xlink:type="simple" xlink:show="embed" xlink:actuate="onLoad"/></draw:frame> que comprende a los subconjuntos de los números naturales <draw:frame draw:style-name="fr1" text:anchor-type="as-char"><draw:object xlink:href="Formula-26/" xlink:type="simple" xlink:show="embed" xlink:actuate="onLoad"/></draw:frame>, al número cero (<draw:frame draw:style-name="fr1" text:anchor-type="as-char"><draw:object xlink:href="Formula-28/" xlink:type="simple" xlink:show="embed" xlink:actuate="onLoad"/></draw:frame>) y a los números naturales con signo negativo <draw:frame draw:style-name="fr1" text:anchor-type="as-char"><draw:object xlink:href="Formula-30/" xlink:type="simple" xlink:show="embed" xlink:actuate="onLoad"/></draw:frame>, tal que: <draw:frame draw:style-name="fr1" text:anchor-type="as-char"><draw:object xlink:href="Formula-32/" xlink:type="simple" xlink:show="embed" xlink:actuate="onLoad"/></draw:frame>.</text:p>
      <text:p text:style-name="Text_20_body">Algunas de las propiedades más importantes de los números naturales son: 1) entre un número natural <draw:frame draw:style-name="fr1" text:anchor-type="as-char"><draw:object xlink:href="Formula-34/" xlink:type="simple" xlink:show="embed" xlink:actuate="onLoad"/></draw:frame> y su sucesor <draw:frame draw:style-name="fr1" text:anchor-type="as-char"><draw:object xlink:href="Formula-36/" xlink:type="simple" xlink:show="embed" xlink:actuate="onLoad"/></draw:frame> no existe ningún número natural, 2) entre dos números naturales no sucesivos siempre habrá un número finito de números naturales, 3) todo número natural después del número uno (<draw:frame draw:style-name="fr1" text:anchor-type="as-char"><draw:object xlink:href="Formula-38/" xlink:type="simple" xlink:show="embed" xlink:actuate="onLoad"/></draw:frame>) es precedido por otro número natural y 4) los números naturales son infinitos. De esta manera, el conjunto de los números enteros <draw:frame draw:style-name="fr1" text:anchor-type="as-char"><draw:object xlink:href="Formula-40/" xlink:type="simple" xlink:show="embed" xlink:actuate="onLoad"/></draw:frame> hereda las propiedades de los números naturales <draw:frame draw:style-name="fr1" text:anchor-type="as-char"><draw:object xlink:href="Formula-42/" xlink:type="simple" xlink:show="embed" xlink:actuate="onLoad"/></draw:frame> con la adición de los subconjuntos que incluyen al cero (<draw:frame draw:style-name="fr1" text:anchor-type="as-char"><draw:object xlink:href="Formula-44/" xlink:type="simple" xlink:show="embed" xlink:actuate="onLoad"/></draw:frame>) y a los naturales negativos <draw:frame draw:style-name="fr1" text:anchor-type="as-char"><draw:object xlink:href="Formula-46/" xlink:type="simple" xlink:show="embed" xlink:actuate="onLoad"/></draw:frame>.</text:p>
      <text:p text:style-name="Text_20_body">El número entero más grande que podrá representarse en una computadora dependerá del tamaño de <text:span text:style-name="T1">agrupación del dato</text:span> del ordenador y del lenguaje de programación. El tamaño de agrupación se refiere al número de dígitos binarios o <text:span text:style-name="T1">bits</text:span> usados para almacenar un número y es variable entre plataformas de sistema (32 o 64 bits, usualmente) y lenguajes de programación. Por este motivo, el subconjunto de enteros disponibles para ser representados también podrá variar en algunas ocasiones.</text:p>
      <text:p text:style-name="Text_20_body">Entonces, si el tamaño de agrupación para números enteros es de un número de dígitos o <text:span text:style-name="T1">bits</text:span> <draw:frame draw:style-name="fr1" text:anchor-type="as-char"><draw:object xlink:href="Formula-48/" xlink:type="simple" xlink:show="embed" xlink:actuate="onLoad"/></draw:frame>, los enteros en base decimal tendrán una representación interna de <draw:frame draw:style-name="fr1" text:anchor-type="as-char"><draw:object xlink:href="Formula-50/" xlink:type="simple" xlink:show="embed" xlink:actuate="onLoad"/></draw:frame> dígitos binarios, los cuales podrán adoptar sólo uno de dos valores: cero (<draw:frame draw:style-name="fr1" text:anchor-type="as-char"><draw:object xlink:href="Formula-52/" xlink:type="simple" xlink:show="embed" xlink:actuate="onLoad"/></draw:frame>) o uno (<draw:frame draw:style-name="fr1" text:anchor-type="as-char"><draw:object xlink:href="Formula-54/" xlink:type="simple" xlink:show="embed" xlink:actuate="onLoad"/></draw:frame>). De esta forma, un número entero tendrá una representación binaria a nivel interno con <draw:frame draw:style-name="fr1" text:anchor-type="as-char"><draw:object xlink:href="Formula-56/" xlink:type="simple" xlink:show="embed" xlink:actuate="onLoad"/></draw:frame> dígitos <draw:frame draw:style-name="fr1" text:anchor-type="as-char"><draw:object xlink:href="Formula-58/" xlink:type="simple" xlink:show="embed" xlink:actuate="onLoad"/></draw:frame> y <draw:frame draw:style-name="fr1" text:anchor-type="as-char"><draw:object xlink:href="Formula-60/" xlink:type="simple" xlink:show="embed" xlink:actuate="onLoad"/></draw:frame> posiciones contadas de derecha a izquierda a partir de cero: <draw:frame draw:style-name="fr1" text:anchor-type="as-char"><draw:object xlink:href="Formula-62/" xlink:type="simple" xlink:show="embed" xlink:actuate="onLoad"/></draw:frame>.</text:p>
      <text:p text:style-name="Text_20_body">En caso de que los enteros puedan adoptar valores positivos y negativos, la posición <draw:frame draw:style-name="fr1" text:anchor-type="as-char"><draw:object xlink:href="Formula-64/" xlink:type="simple" xlink:show="embed" xlink:actuate="onLoad"/></draw:frame> correspondiente al dígito de extrema izquierda <draw:frame draw:style-name="fr1" text:anchor-type="as-char"><draw:object xlink:href="Formula-66/" xlink:type="simple" xlink:show="embed" xlink:actuate="onLoad"/></draw:frame> se destinará a almacenar el valor del signo y será conocida como el <text:span text:style-name="T1">bit</text:span> o banderín de signo. Así, el número cero (<draw:frame draw:style-name="fr1" text:anchor-type="as-char"><draw:object xlink:href="Formula-68/" xlink:type="simple" xlink:show="embed" xlink:actuate="onLoad"/></draw:frame>) se usará para identificar a los números mayores o iguales a cero (es decir, los positivos), y el número uno (<draw:frame draw:style-name="fr1" text:anchor-type="as-char"><draw:object xlink:href="Formula-70/" xlink:type="simple" xlink:show="embed" xlink:actuate="onLoad"/></draw:frame>) para identificar a los números menores a cero (es decir, los negativos), y corresponderán al valor del signo positivo (<draw:frame draw:style-name="fr1" text:anchor-type="as-char"><draw:object xlink:href="Formula-72/" xlink:type="simple" xlink:show="embed" xlink:actuate="onLoad"/></draw:frame>) y negativo (<draw:frame draw:style-name="fr1" text:anchor-type="as-char"><draw:object xlink:href="Formula-74/" xlink:type="simple" xlink:show="embed" xlink:actuate="onLoad"/></draw:frame>) de los números en sistema decimal, respectivamente.</text:p>
      <text:p text:style-name="Text_20_body">Ya que el banderín de signo ocupará un dígito completo en la representación de valores en sistema binario, el número de posiciones disponibles efectivamente para almacenar a un entero será de <draw:frame draw:style-name="fr1" text:anchor-type="as-char"><draw:object xlink:href="Formula-76/" xlink:type="simple" xlink:show="embed" xlink:actuate="onLoad"/></draw:frame> dígitos binarios. En consecuencia, si se trata de enteros con signo, el rango de representación binaria de estos irá de <draw:frame draw:style-name="fr1" text:anchor-type="as-char"><draw:object xlink:href="Formula-78/" xlink:type="simple" xlink:show="embed" xlink:actuate="onLoad"/></draw:frame> a <draw:frame draw:style-name="fr1" text:anchor-type="as-char"><draw:object xlink:href="Formula-80/" xlink:type="simple" xlink:show="embed" xlink:actuate="onLoad"/></draw:frame>. La adición y sustracción de una unidad en los límites del intervalo es consecuencia del conteo a partir de cero. Si, en cambio, el entero no tiene un digito o banderín de signo, el número de enteros representables será de <draw:frame draw:style-name="fr1" text:anchor-type="as-char"><draw:object xlink:href="Formula-82/" xlink:type="simple" xlink:show="embed" xlink:actuate="onLoad"/></draw:frame> dígitos e irá, usualmente, de <draw:frame draw:style-name="fr1" text:anchor-type="as-char"><draw:object xlink:href="Formula-84/" xlink:type="simple" xlink:show="embed" xlink:actuate="onLoad"/></draw:frame> a <draw:frame draw:style-name="fr1" text:anchor-type="as-char"><draw:object xlink:href="Formula-86/" xlink:type="simple" xlink:show="embed" xlink:actuate="onLoad"/></draw:frame>.</text:p>
      <text:p text:style-name="Text_20_body">Por ejemplo, cuando el tamaño de agrupación del dato sea de 32 bits entonces se podrán representar hasta <draw:frame draw:style-name="fr1" text:anchor-type="as-char"><draw:object xlink:href="Formula-88/" xlink:type="simple" xlink:show="embed" xlink:actuate="onLoad"/></draw:frame> valores sin signo. Es decir, el tipo entero tendrá <draw:frame draw:style-name="fr1" text:anchor-type="as-char"><draw:object xlink:href="Formula-90/" xlink:type="simple" xlink:show="embed" xlink:actuate="onLoad"/></draw:frame> posiciones de almacenamiento. No obstante, si el tamaño de agrupación cuenta con un dígito destinado a representar al signo positivo o negativo, entonces el rango de enteros representables se dividirá en mitades e irá de <draw:frame draw:style-name="fr1" text:anchor-type="as-char"><draw:object xlink:href="Formula-92/" xlink:type="simple" xlink:show="embed" xlink:actuate="onLoad"/></draw:frame> a <draw:frame draw:style-name="fr1" text:anchor-type="as-char"><draw:object xlink:href="Formula-94/" xlink:type="simple" xlink:show="embed" xlink:actuate="onLoad"/></draw:frame>, o sea, de <draw:frame draw:style-name="fr1" text:anchor-type="as-char"><draw:object xlink:href="Formula-96/" xlink:type="simple" xlink:show="embed" xlink:actuate="onLoad"/></draw:frame> a <draw:frame draw:style-name="fr1" text:anchor-type="as-char"><draw:object xlink:href="Formula-98/" xlink:type="simple" xlink:show="embed" xlink:actuate="onLoad"/></draw:frame>.</text:p>
      <text:p text:style-name="Text_20_body">La conversión aritmética de valores en base decimal a base binaria, y viceversa, seguirá un algoritmo estándar en el caso de los enteros positivos y uno especial, conocido en computación como el <text:span text:style-name="T1">complemento a dos</text:span>, en caso de los enteros negativos. A continuación se sintetiza el algoritmo para los cuatro casos posibles.</text:p>
      <text:p text:style-name="Text_20_body"><text:span text:style-name="T3">Conversión de enteros positivos en base decimal a base binaria.</text:span> La conversión de un número entero mayor o igual a cero en base decimal <draw:frame draw:style-name="fr1" text:anchor-type="as-char"><draw:object xlink:href="Formula-100/" xlink:type="simple" xlink:show="embed" xlink:actuate="onLoad"/></draw:frame> a su equivalente en base binaria <draw:frame draw:style-name="fr1" text:anchor-type="as-char"><draw:object xlink:href="Formula-102/" xlink:type="simple" xlink:show="embed" xlink:actuate="onLoad"/></draw:frame> se obtendrá al concatenar cada residuo <draw:frame draw:style-name="fr1" text:anchor-type="as-char"><draw:object xlink:href="Formula-104/" xlink:type="simple" xlink:show="embed" xlink:actuate="onLoad"/></draw:frame> obtenido de la sucesiva división del número decimal <draw:frame draw:style-name="fr1" text:anchor-type="as-char"><draw:object xlink:href="Formula-106/" xlink:type="simple" xlink:show="embed" xlink:actuate="onLoad"/></draw:frame> y sus cocientes <draw:frame draw:style-name="fr1" text:anchor-type="as-char"><draw:object xlink:href="Formula-108/" xlink:type="simple" xlink:show="embed" xlink:actuate="onLoad"/></draw:frame> entre la base <draw:frame draw:style-name="fr1" text:anchor-type="as-char"><draw:object xlink:href="Formula-110/" xlink:type="simple" xlink:show="embed" xlink:actuate="onLoad"/></draw:frame> (<draw:frame draw:style-name="fr1" text:anchor-type="as-char"><draw:object xlink:href="Formula-112/" xlink:type="simple" xlink:show="embed" xlink:actuate="onLoad"/></draw:frame>) hasta que el último cociente <draw:frame draw:style-name="fr1" text:anchor-type="as-char"><draw:object xlink:href="Formula-114/" xlink:type="simple" xlink:show="embed" xlink:actuate="onLoad"/></draw:frame> sea igual a cero. Una vez que se haya obtenido el número binario positivo <draw:frame draw:style-name="fr1" text:anchor-type="as-char"><draw:object xlink:href="Formula-116/" xlink:type="simple" xlink:show="embed" xlink:actuate="onLoad"/></draw:frame> se deberá extender la base binaria a su izquierda. Es decir, si el tamaño de agrupación del dato es de <draw:frame draw:style-name="fr1" text:anchor-type="as-char"><draw:object xlink:href="Formula-118/" xlink:type="simple" xlink:show="embed" xlink:actuate="onLoad"/></draw:frame> número de <text:span text:style-name="T1">bits</text:span> y el número de dígitos de <draw:frame draw:style-name="fr1" text:anchor-type="as-char"><draw:object xlink:href="Formula-120/" xlink:type="simple" xlink:show="embed" xlink:actuate="onLoad"/></draw:frame> es <draw:frame draw:style-name="fr1" text:anchor-type="as-char"><draw:object xlink:href="Formula-122/" xlink:type="simple" xlink:show="embed" xlink:actuate="onLoad"/></draw:frame>, entonces el número de ceros (<draw:frame draw:style-name="fr1" text:anchor-type="as-char"><draw:object xlink:href="Formula-124/" xlink:type="simple" xlink:show="embed" xlink:actuate="onLoad"/></draw:frame>) a concatenar a la izquierda estará dado por <draw:frame draw:style-name="fr1" text:anchor-type="as-char"><draw:object xlink:href="Formula-126/" xlink:type="simple" xlink:show="embed" xlink:actuate="onLoad"/></draw:frame> siempre que <draw:frame draw:style-name="fr1" text:anchor-type="as-char"><draw:object xlink:href="Formula-128/" xlink:type="simple" xlink:show="embed" xlink:actuate="onLoad"/></draw:frame>.</text:p>
      <text:p text:style-name="Text_20_body"><text:span text:style-name="T3">Conversión de enteros negativos en base decimal a base binaria.</text:span> La conversión de un número entero negativo en base decimal <draw:frame draw:style-name="fr1" text:anchor-type="as-char"><draw:object xlink:href="Formula-130/" xlink:type="simple" xlink:show="embed" xlink:actuate="onLoad"/></draw:frame> a la base binaria <draw:frame draw:style-name="fr1" text:anchor-type="as-char"><draw:object xlink:href="Formula-132/" xlink:type="simple" xlink:show="embed" xlink:actuate="onLoad"/></draw:frame> seguirá el mismo procedimiento que el de los enteros positivos pero, adicionalmente, se negará el número obtenido a partir de la concatenación de residuos <draw:frame draw:style-name="fr1" text:anchor-type="as-char"><draw:object xlink:href="Formula-134/" xlink:type="simple" xlink:show="embed" xlink:actuate="onLoad"/></draw:frame> y luego se sumará una unidad binaria a dicho número: <draw:frame draw:style-name="fr1" text:anchor-type="as-char"><draw:object xlink:href="Formula-136/" xlink:type="simple" xlink:show="embed" xlink:actuate="onLoad"/></draw:frame>. Así, una vez que se haya obtenido el número negativo <draw:frame draw:style-name="fr1" text:anchor-type="as-char"><draw:object xlink:href="Formula-138/" xlink:type="simple" xlink:show="embed" xlink:actuate="onLoad"/></draw:frame> deberemos extender la base binaria a su izquierda. Es decir, si el tamaño de agrupación del dato es de <draw:frame draw:style-name="fr1" text:anchor-type="as-char"><draw:object xlink:href="Formula-140/" xlink:type="simple" xlink:show="embed" xlink:actuate="onLoad"/></draw:frame> número de <text:span text:style-name="T1">bits</text:span> y el número de dígitos de <draw:frame draw:style-name="fr1" text:anchor-type="as-char"><draw:object xlink:href="Formula-142/" xlink:type="simple" xlink:show="embed" xlink:actuate="onLoad"/></draw:frame> es <draw:frame draw:style-name="fr1" text:anchor-type="as-char"><draw:object xlink:href="Formula-144/" xlink:type="simple" xlink:show="embed" xlink:actuate="onLoad"/></draw:frame>, entonces el número de unos (<draw:frame draw:style-name="fr1" text:anchor-type="as-char"><draw:object xlink:href="Formula-146/" xlink:type="simple" xlink:show="embed" xlink:actuate="onLoad"/></draw:frame>) a concatenar a la izquierda estará dado por <draw:frame draw:style-name="fr1" text:anchor-type="as-char"><draw:object xlink:href="Formula-148/" xlink:type="simple" xlink:show="embed" xlink:actuate="onLoad"/></draw:frame> siempre que <draw:frame draw:style-name="fr1" text:anchor-type="as-char"><draw:object xlink:href="Formula-150/" xlink:type="simple" xlink:show="embed" xlink:actuate="onLoad"/></draw:frame>.</text:p>
      <text:p text:style-name="Text_20_body"><text:span text:style-name="T3">Conversión de enteros positivos en base binaria a base decimal.</text:span> La conversión de un entero binario <draw:frame draw:style-name="fr1" text:anchor-type="as-char"><draw:object xlink:href="Formula-152/" xlink:type="simple" xlink:show="embed" xlink:actuate="onLoad"/></draw:frame> mayor o igual a cero a su equivalente en base decimal <draw:frame draw:style-name="fr1" text:anchor-type="as-char"><draw:object xlink:href="Formula-154/" xlink:type="simple" xlink:show="embed" xlink:actuate="onLoad"/></draw:frame> se obtendrá al sumar el valor de cada dígito multiplicado por la base binaria (2) elevada a la potencia correspondiente a la posición del digito, así: <draw:frame draw:style-name="fr1" text:anchor-type="as-char"><draw:object xlink:href="Formula-156/" xlink:type="simple" xlink:show="embed" xlink:actuate="onLoad"/></draw:frame>.</text:p>
      <text:p text:style-name="Text_20_body"><text:span text:style-name="T3">Conversión de enteros negativos en base binaria a base decimal.</text:span> La conversión de un entero binario <draw:frame draw:style-name="fr1" text:anchor-type="as-char"><draw:object xlink:href="Formula-158/" xlink:type="simple" xlink:show="embed" xlink:actuate="onLoad"/></draw:frame> menor a cero a su equivalente en base decimal <draw:frame draw:style-name="fr1" text:anchor-type="as-char"><draw:object xlink:href="Formula-160/" xlink:type="simple" xlink:show="embed" xlink:actuate="onLoad"/></draw:frame> se podrá realizar con los siguientes pasos. Primero, se deberá realizar la negación (<draw:frame draw:style-name="fr1" text:anchor-type="as-char"><draw:object xlink:href="Formula-162/" xlink:type="simple" xlink:show="embed" xlink:actuate="onLoad"/></draw:frame>) de los valores del número binario <draw:frame draw:style-name="fr1" text:anchor-type="as-char"><draw:object xlink:href="Formula-164/" xlink:type="simple" xlink:show="embed" xlink:actuate="onLoad"/></draw:frame>. Luego, a este número se le deberá sumar una unidad en base binaria: <draw:frame draw:style-name="fr1" text:anchor-type="as-char"><draw:object xlink:href="Formula-166/" xlink:type="simple" xlink:show="embed" xlink:actuate="onLoad"/></draw:frame>. Después de realizar la negación y adición de una unidad, al número binario resultante <draw:frame draw:style-name="fr1" text:anchor-type="as-char"><draw:object xlink:href="Formula-168/" xlink:type="simple" xlink:show="embed" xlink:actuate="onLoad"/></draw:frame> se le podrá convertir a la base decimal con el procedimiento indicado para la conversión de binarios mayores o iguales a cero: <draw:frame draw:style-name="fr1" text:anchor-type="as-char"><draw:object xlink:href="Formula-170/" xlink:type="simple" xlink:show="embed" xlink:actuate="onLoad"/></draw:frame>. Finalmente, al número en base decimal <draw:frame draw:style-name="fr1" text:anchor-type="as-char"><draw:object xlink:href="Formula-172/" xlink:type="simple" xlink:show="embed" xlink:actuate="onLoad"/></draw:frame> obtenido, se le deberá multiplicar por menos uno para invertirle el signo: <draw:frame draw:style-name="fr1" text:anchor-type="as-char"><draw:object xlink:href="Formula-174/" xlink:type="simple" xlink:show="embed" xlink:actuate="onLoad"/></draw:frame>. El resultado de esta multiplicación será el número negativo buscado en base decimal <draw:frame draw:style-name="fr1" text:anchor-type="as-char"><draw:object xlink:href="Formula-176/" xlink:type="simple" xlink:show="embed" xlink:actuate="onLoad"/></draw:frame>. A continuación, se especifica el resumen de este procedimiento: <draw:frame draw:style-name="fr1" text:anchor-type="as-char"><draw:object xlink:href="Formula-178/" xlink:type="simple" xlink:show="embed" xlink:actuate="onLoad"/></draw:frame>.</text:p>
      <text:p text:style-name="Text_20_body">A diferencia de la representación de los números reales, cuyo almacenamiento nunca es totalmente exacto, el almacenamiento exacto de los números enteros en base binaria será posible siempre dentro cierto umbral de almacenamiento. Además, debido a que las computadoras almacenan esencialmente la información con el sistema de numeración binaria, el almacenamiento de números en el sistema decimal dejará de ser exacto después de cierto dígito (usualmente el 15), lo cual también aplica para los números enteros. Para más información, véase la página de ayuda sobre el modo de almacenamiento <text:a xlink:type="simple" xlink:href="double%20%7Bbase%7D" office:name="double {base}"><text:span text:style-name="Definition">doble</text:span></text:a> y sobre las <text:a xlink:type="simple" xlink:href="Machine%20%7Bbase%7D" office:name=".Machine {base}"><text:span text:style-name="Definition">características numéricas de la máquina</text:span></text:a>.</text:p>
      <text:h text:style-name="Heading_20_2" text:outline-level="2"><text:bookmark-start text:name="nota"/>7 Nota<text:bookmark-end text:name="nota"/></text:h>
      <text:p text:style-name="P4"><text:span text:style-name="T3">Note</text:span></text:p>
      <text:p text:style-name="P4">La expresión <text:span text:style-name="Source_Text">is.integer(x)</text:span> no verificará si un objeto <text:span text:style-name="Source_Text">x</text:span> contiene valores con números enteros, sino cuál es el <text:a xlink:type="simple" xlink:href="typeof%20%7Bbase%7D" office:name="typeof {base}"><text:span text:style-name="Definition">tipo de almacenamiento</text:span></text:a> del vector. Para verificar que los elementos de un vector sean números enteros, en el sentido matemático (<draw:frame draw:style-name="fr1" text:anchor-type="as-char"><draw:object xlink:href="Formula-180/" xlink:type="simple" xlink:show="embed" xlink:actuate="onLoad"/></draw:frame>), utilice la función <text:span text:style-name="Source_Text">round()</text:span> de la forma indicada en la función <text:span text:style-name="Source_Text">es.numeroentero(x)</text:span> construida en la sección de <text:span text:style-name="T1">Ejemplos</text:span> de esta misma página de ayuda.</text:p>
      <text:h text:style-name="Heading_20_2" text:outline-level="2"><text:bookmark-start text:name="referencias"/>8 Referencias<text:bookmark-end text:name="referencias"/></text:h>
      <text:p text:style-name="First_20_paragraph">Becker, Richard A., John M. Chambers, y Allan R. Wilks. <text:span text:style-name="T1">The New S Language: A Programming Environment for Data Analysis and Graphics</text:span>. Wadsworth &amp; Brookscole. Boca Raton, FL: CRC Press, 1988.</text:p>
      <text:h text:style-name="Heading_20_2" text:outline-level="2"><text:bookmark-start text:name="también-véase"/>9 También véase<text:bookmark-end text:name="también-véase"/></text:h>
      <text:p text:style-name="First_20_paragraph">Las funciones <text:span text:style-name="Source_Text">numeric()</text:span> y <text:span text:style-name="Source_Text">storage.mode()</text:span> para más información sobre otros tipos de almacenamiento numérico.</text:p>
      <text:h text:style-name="Heading_20_2" text:outline-level="2"><text:bookmark-start text:name="ejemplos"/>10 Ejemplos<text:bookmark-end text:name="ejemplos"/></text:h>
      <text:p text:style-name="P5">## as.integer() truncará al coaccionar:</text:p>
      <text:p text:style-name="P6">x &lt;- pi * c(-1:1, 10) # -3.141593 <text:s text:c="1"/>0.000000 <text:s text:c="1"/>3.141593 31.415927</text:p>
      <text:p text:style-name="P7"/>
      <text:p text:style-name="P8">as.integer(x) # -3 <text:s text:c="1"/>0 <text:s text:c="1"/>3 31</text:p>
      <text:p text:style-name="P9"/>
      <text:p text:style-name="P10">## is.integer() comprobará el tipo de <text:s text:c="1"/></text:p>
      <text:p text:style-name="P11">## almacenamiento, no el valor numérico</text:p>
      <text:p text:style-name="P12">is.integer(1) # ¡es falso!</text:p>
      <text:p text:style-name="P13">is.integer(1L) # ¡es verdadero!</text:p>
      <text:p text:style-name="P14">is.integer(NA) # ¡es falso!</text:p>
      <text:p text:style-name="P15">is.integer(NA_integer_) # ¡es verdadero!</text:p>
      <text:p text:style-name="P16"/>
      <text:p text:style-name="P17"><text:s text:c="6"/></text:p>
      <text:p text:style-name="P18">## Función para comprobar que los elementos de un vector entero</text:p>
      <text:p text:style-name="P19">## también son matemáticamente números enteros (Z)</text:p>
      <text:p text:style-name="P20">es.numeroentero &lt;- function(x, tol = .Machine$double.eps^0.5) {</text:p>
      <text:p text:style-name="P21"><text:s text:c="6"/>abs(x - round(x)) &lt; tol</text:p>
      <text:p text:style-name="P22">}</text:p>
      <text:p text:style-name="P23"/>
      <text:p text:style-name="P24">es.numeroentero(1) # es verdadero</text:p>
      <text:p text:style-name="P25">es.numeroentero(1.0) # es verdadero</text:p>
      <text:p text:style-name="P26">es.numeroentero(1.00001) # es falso</text:p>
      <text:p text:style-name="P27">(x &lt;- seq(1, 5, by = 0.5)) # 1.0 1.5 2.0 2.5 3.0 3.5 4.0 4.5 5.0</text:p>
      <text:p text:style-name="P28">es.numeroentero(x) #--&gt; <text:s text:c="1"/>TRUE FALSE <text:s text:c="1"/>TRUE FALSE <text:s text:c="1"/>TRUE FALSE <text:s text:c="1"/>TRUE FALSE <text:s text:c="1"/>TRUE</text:p>
      <text:p text:style-name="P29"/>
      <text:p text:style-name="P30">## Conversión de enteros de 32 bits, positivos o negativos,</text:p>
      <text:p text:style-name="P31">## del sistema decimal al sistema binario</text:p>
      <text:p text:style-name="P32">decAbin &lt;- function(x) {</text:p>
      <text:p text:style-name="P33"><text:s text:c="6"/>vapply(as.integer(x), function(x) {</text:p>
      <text:p text:style-name="P34"><text:s text:c="12"/>b &lt;- substr(as.character(rev(intToBits(x))), 2L, 2L)</text:p>
      <text:p text:style-name="P35"><text:s text:c="12"/>paste0(c(b[1L], " ", b[2:32]), collapse = "")</text:p>
      <text:p text:style-name="P36"><text:s text:c="6"/>}, "") |&gt;</text:p>
      <text:p text:style-name="P37"><text:s text:c="12"/>noquote()</text:p>
      <text:p text:style-name="P38">}</text:p>
      <text:p text:style-name="P39"/>
      <text:p text:style-name="P40">(x&lt;-decAbin(+3L)) #0 0000000000000000000000000000011 # Banderín + a la izquierda</text:p>
      <text:p text:style-name="P41">(y&lt;-decAbin(-3L)) #1 1111111111111111111111111111101 # Banderín - a la izquierda</text:p>
      <text:p text:style-name="P42"/>
      <text:p text:style-name="P43">## Conversión de enteros de 32 bits, positivos o negativos,</text:p>
      <text:p text:style-name="P44">## del sistema binario al sistema decimal</text:p>
      <text:p text:style-name="P45"/>
      <text:p text:style-name="P46">binAdec &lt;- function(d) {</text:p>
      <text:p text:style-name="P47"><text:s text:c="6"/># Recibe una cadena de caracteres y elimina</text:p>
      <text:p text:style-name="P48"><text:s text:c="6"/># los espacios dentro de ella</text:p>
      <text:p text:style-name="P49"><text:s text:c="6"/>d |&gt; <text:s text:c="1"/>as.character() |&gt;</text:p>
      <text:p text:style-name="P50"><text:s text:c="12"/>gsub(pattern = " ", replacement = "",x = _) |&gt;</text:p>
      <text:p text:style-name="P51"><text:s text:c="12"/>strsplit(split = "") |&gt; unlist() |&gt;</text:p>
      <text:p text:style-name="P52"><text:s text:c="12"/>as.integer() -&gt; d </text:p>
      <text:p text:style-name="P53"><text:s text:c="6"/>len &lt;- length(d)</text:p>
      <text:p text:style-name="P54"><text:s text:c="6"/># Exponentes para la base</text:p>
      <text:p text:style-name="P55"><text:s text:c="6"/>exp &lt;- seq.int(from = len - 1, to = 0, by = -1)</text:p>
      <text:p text:style-name="P56"><text:s text:c="6"/># Decidir qué hacer para el caso positivo (0) y negativo (1)</text:p>
      <text:p text:style-name="P57"><text:s text:c="6"/>if (d[1] == 0) {</text:p>
      <text:p text:style-name="P58"><text:s text:c="12"/>sum(d*(2^exp))</text:p>
      <text:p text:style-name="P59"><text:s text:c="6"/>} else {</text:p>
      <text:p text:style-name="P60"><text:s text:c="12"/>b &lt;- <text:s text:c="1"/>as.integer(!d); u &lt;- integer(length = len)</text:p>
      <text:p text:style-name="P61"><text:s text:c="12"/>z &lt;- integer(length = len); u[len] &lt;- 1L</text:p>
      <text:p text:style-name="P62"><text:s text:c="12"/>m &lt;- cbind(b, u, z); carry &lt;- 0L</text:p>
      <text:p text:style-name="P63"><text:s text:c="12"/>for (i in len:2) {</text:p>
      <text:p text:style-name="P64"><text:s text:c="18"/>s &lt;- m[i, 1] + m[i, 2] + carry</text:p>
      <text:p text:style-name="P65"><text:s text:c="18"/>carry &lt;- 0L</text:p>
      <text:p text:style-name="P66"><text:s text:c="18"/>if (s == 0 | s == 1) {</text:p>
      <text:p text:style-name="P67"><text:s text:c="24"/>m[i, 3] &lt;- s</text:p>
      <text:p text:style-name="P68"><text:s text:c="18"/>} else {</text:p>
      <text:p text:style-name="P69"><text:s text:c="24"/>m[i, 3] &lt;- 0L</text:p>
      <text:p text:style-name="P70"><text:s text:c="24"/>carry &lt;- 1L</text:p>
      <text:p text:style-name="P71"><text:s text:c="18"/>}</text:p>
      <text:p text:style-name="P72"><text:s text:c="12"/>}</text:p>
      <text:p text:style-name="P73"><text:s text:c="12"/>d &lt;- m[, 3]</text:p>
      <text:p text:style-name="P74"><text:s text:c="12"/>sum(d*(2^exp))*(-1)</text:p>
      <text:p text:style-name="P75"><text:s text:c="6"/>}</text:p>
      <text:p text:style-name="P76">}</text:p>
      <text:p text:style-name="P77"/>
      <text:p text:style-name="P78">binAdec(x) # +3</text:p>
      <text:p text:style-name="P79">binAdec(y) # -3</text:p>
      <text:h text:style-name="Heading_20_2" text:outline-level="2"><text:bookmark-start text:name="código-fuente"/>11 Código fuente<text:bookmark-end text:name="código-fuente"/></text:h>
      <text:h text:style-name="Heading_20_3" text:outline-level="3"><text:bookmark-start text:name="integer"/>11.1 <text:span text:style-name="Source_Text">integer()</text:span><text:bookmark-end text:name="integer"/></text:h>
      <text:p text:style-name="P80">function (length = 0L) </text:p>
      <text:p text:style-name="P81"><text:s text:c="4"/>.Internal(vector("integer", length))</text:p>
      <text:h text:style-name="Heading_20_3" text:outline-level="3"><text:bookmark-start text:name="as.integer"/>11.2 <text:span text:style-name="Source_Text">as.integer()</text:span><text:bookmark-end text:name="as.integer"/></text:h>
      <text:p text:style-name="P82">function (x) </text:p>
      <text:p text:style-name="P83"><text:s text:c="6"/>.Primitive("as.integer")</text:p>
      <text:h text:style-name="Heading_20_3" text:outline-level="3"><text:bookmark-start text:name="is.integer"/>11.3 <text:span text:style-name="Source_Text">is.integer()</text:span><text:bookmark-end text:name="is.integer"/></text:h>
      <text:p text:style-name="P84">function (x) </text:p>
      <text:p text:style-name="P85"><text:s text:c="6"/>.Primitive("is.integer")</text:p>
      <text:p text:style-name="Horizontal_20_Line"/>
      <text:p text:style-name="First_20_paragraph">[Paquete <text:span text:style-name="Source_Text">base</text:span> version 4.2.2 <text:a xlink:type="simple" xlink:href="%7Bbase%7D" office:name="{base}"><text:span text:style-name="Definition">Índic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s"/>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s"/>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Funciones para crear o comprobar vectores de tipo entero</dc:title>
    <dc:description/>
    <dc:subject/>
    <meta:keyword/>
    <dc:language>es</dc:language>
    <meta:initial-creator/>
    <dc:creator/>
    <meta:creation-date>2023-01-18T12:07:56Z</meta:creation-date>
    <dc:date>2023-01-18T12:07:56Z</dc:date>
    <meta:user-defined meta:name="biblio-config" meta:value-type="string">True</meta:user-defined>
    <meta:user-defined meta:name="cap-location" meta:value-type="string">top</meta:user-defined>
    <meta:user-defined meta:name="code-copy" meta:value-type="string">True</meta:user-defined>
    <meta:user-defined meta:name="documentclass" meta:value-type="string">article</meta:user-defined>
    <meta:user-defined meta:name="editor" meta:value-type="string">visual</meta:user-defined>
    <meta:user-defined meta:name="fontsize" meta:value-type="string">1.4em</meta:user-defined>
    <meta:user-defined meta:name="geometry" meta:value-type="string"/>
    <meta:user-defined meta:name="header-includes" meta:value-type="string"/>
    <meta:user-defined meta:name="hyperrefoptions" meta:value-type="string"/>
    <meta:user-defined meta:name="include-after" meta:value-type="string"/>
    <meta:user-defined meta:name="include-before" meta:value-type="string"/>
    <meta:user-defined meta:name="indent" meta:value-type="string">False</meta:user-defined>
    <meta:user-defined meta:name="labels" meta:value-type="string"/>
    <meta:user-defined meta:name="linkcolor" meta:value-type="string">blue</meta:user-defined>
    <meta:user-defined meta:name="mainfont" meta:value-type="string">Avenir</meta:user-defined>
    <meta:user-defined meta:name="monofont" meta:value-type="string">Andale Mono</meta:user-defined>
    <meta:user-defined meta:name="page-layout" meta:value-type="string">article</meta:user-defined>
    <meta:user-defined meta:name="pagestyle" meta:value-type="string">plain</meta:user-defined>
    <meta:user-defined meta:name="papersize" meta:value-type="string">letter</meta:user-defined>
    <meta:user-defined meta:name="subtitle" meta:value-type="string">integer {base}: enteros Documentación de R, 4.0.0</meta:user-defined>
    <meta:user-defined meta:name="tbl-cap-location" meta:value-type="string">top</meta:user-defined>
    <meta:user-defined meta:name="theme" meta:value-type="string"/>
    <meta:user-defined meta:name="toc-location" meta:value-type="string">left</meta:user-defined>
    <meta:user-defined meta:name="toc-title" meta:value-type="string">Contenido</meta:user-defined>
  </office:meta>
</office:document-meta>
</file>

<file path=Formula-0/content.xml><?xml version="1.0" encoding="utf-8"?>
<math xmlns="http://www.w3.org/1998/Math/MathML" display="inline">
  <msup>
    <mn>2</mn>
    <mn>32</mn>
  </msup>
</math>
</file>

<file path=Formula-10/content.xml><?xml version="1.0" encoding="utf-8"?>
<math xmlns="http://www.w3.org/1998/Math/MathML" display="inline">
  <mn>32</mn>
</math>
</file>

<file path=Formula-100/content.xml><?xml version="1.0" encoding="utf-8"?>
<math xmlns="http://www.w3.org/1998/Math/MathML" display="inline">
  <msub>
    <mi>x</mi>
    <mn>10</mn>
  </msub>
</math>
</file>

<file path=Formula-102/content.xml><?xml version="1.0" encoding="utf-8"?>
<math xmlns="http://www.w3.org/1998/Math/MathML" display="inline">
  <msub>
    <mi>x</mi>
    <mn>2</mn>
  </msub>
</math>
</file>

<file path=Formula-104/content.xml><?xml version="1.0" encoding="utf-8"?>
<math xmlns="http://www.w3.org/1998/Math/MathML" display="inline">
  <mrow>
    <msub>
      <mi>r</mi>
      <mn>1</mn>
    </msub>
    <mi>.</mi>
    <mi>.</mi>
    <mi>.</mi>
    <msub>
      <mi>r</mi>
      <mi>n</mi>
    </msub>
  </mrow>
</math>
</file>

<file path=Formula-106/content.xml><?xml version="1.0" encoding="utf-8"?>
<math xmlns="http://www.w3.org/1998/Math/MathML" display="inline">
  <msub>
    <mi>x</mi>
    <mn>10</mn>
  </msub>
</math>
</file>

<file path=Formula-108/content.xml><?xml version="1.0" encoding="utf-8"?>
<math xmlns="http://www.w3.org/1998/Math/MathML" display="inline">
  <mrow>
    <msub>
      <mi>q</mi>
      <mn>1</mn>
    </msub>
    <mi>.</mi>
    <mi>.</mi>
    <mi>.</mi>
    <msub>
      <mi>q</mi>
      <mrow>
        <mi>n</mi>
        <mo>−</mo>
        <mn>1</mn>
      </mrow>
    </msub>
  </mrow>
</math>
</file>

<file path=Formula-110/content.xml><?xml version="1.0" encoding="utf-8"?>
<math xmlns="http://www.w3.org/1998/Math/MathML" display="inline">
  <mi>b</mi>
</math>
</file>

<file path=Formula-112/content.xml><?xml version="1.0" encoding="utf-8"?>
<math xmlns="http://www.w3.org/1998/Math/MathML" display="inline">
  <mn>2</mn>
</math>
</file>

<file path=Formula-114/content.xml><?xml version="1.0" encoding="utf-8"?>
<math xmlns="http://www.w3.org/1998/Math/MathML" display="inline">
  <msub>
    <mi>q</mi>
    <mi>n</mi>
  </msub>
</math>
</file>

<file path=Formula-116/content.xml><?xml version="1.0" encoding="utf-8"?>
<math xmlns="http://www.w3.org/1998/Math/MathML" display="inline">
  <msub>
    <mi>x</mi>
    <mn>2</mn>
  </msub>
</math>
</file>

<file path=Formula-118/content.xml><?xml version="1.0" encoding="utf-8"?>
<math xmlns="http://www.w3.org/1998/Math/MathML" display="inline">
  <mi>m</mi>
</math>
</file>

<file path=Formula-12/content.xml><?xml version="1.0" encoding="utf-8"?>
<math xmlns="http://www.w3.org/1998/Math/MathML" display="inline">
  <mrow>
    <mn>32</mn>
    <mo>−</mo>
    <mn>1</mn>
  </mrow>
</math>
</file>

<file path=Formula-120/content.xml><?xml version="1.0" encoding="utf-8"?>
<math xmlns="http://www.w3.org/1998/Math/MathML" display="inline">
  <msub>
    <mi>x</mi>
    <mn>2</mn>
  </msub>
</math>
</file>

<file path=Formula-122/content.xml><?xml version="1.0" encoding="utf-8"?>
<math xmlns="http://www.w3.org/1998/Math/MathML" display="inline">
  <mi>n</mi>
</math>
</file>

<file path=Formula-124/content.xml><?xml version="1.0" encoding="utf-8"?>
<math xmlns="http://www.w3.org/1998/Math/MathML" display="inline">
  <mn>0</mn>
</math>
</file>

<file path=Formula-126/content.xml><?xml version="1.0" encoding="utf-8"?>
<math xmlns="http://www.w3.org/1998/Math/MathML" display="inline">
  <mrow>
    <mi>m</mi>
    <mo>−</mo>
    <mi>n</mi>
  </mrow>
</math>
</file>

<file path=Formula-128/content.xml><?xml version="1.0" encoding="utf-8"?>
<math xmlns="http://www.w3.org/1998/Math/MathML" display="inline">
  <mrow>
    <mi>m</mi>
    <mo>≥</mo>
    <mn>0</mn>
  </mrow>
</math>
</file>

<file path=Formula-130/content.xml><?xml version="1.0" encoding="utf-8"?>
<math xmlns="http://www.w3.org/1998/Math/MathML" display="inline">
  <msub>
    <mi>x</mi>
    <mn>10</mn>
  </msub>
</math>
</file>

<file path=Formula-132/content.xml><?xml version="1.0" encoding="utf-8"?>
<math xmlns="http://www.w3.org/1998/Math/MathML" display="inline">
  <msub>
    <mi>x</mi>
    <mn>2</mn>
  </msub>
</math>
</file>

<file path=Formula-134/content.xml><?xml version="1.0" encoding="utf-8"?>
<math xmlns="http://www.w3.org/1998/Math/MathML" display="inline">
  <mrow>
    <msub>
      <mi>y</mi>
      <mn>2</mn>
    </msub>
    <mo>=</mo>
    <mo>¬</mo>
    <mrow>
      <mo stretchy="true" form="prefix">(</mo>
      <mo stretchy="true" form="postfix">)</mo>
    </mrow>
    <msub>
      <mi>r</mi>
      <mi>n</mi>
    </msub>
    <mi>.</mi>
    <mi>.</mi>
    <mi>.</mi>
    <msub>
      <mi>r</mi>
      <mn>1</mn>
    </msub>
  </mrow>
</math>
</file>

<file path=Formula-136/content.xml><?xml version="1.0" encoding="utf-8"?>
<math xmlns="http://www.w3.org/1998/Math/MathML" display="inline">
  <mrow>
    <msub>
      <mi>x</mi>
      <mn>2</mn>
    </msub>
    <mo>=</mo>
    <msub>
      <mi>y</mi>
      <mn>2</mn>
    </msub>
    <mo>+</mo>
    <msub>
      <mn>1</mn>
      <mn>2</mn>
    </msub>
  </mrow>
</math>
</file>

<file path=Formula-138/content.xml><?xml version="1.0" encoding="utf-8"?>
<math xmlns="http://www.w3.org/1998/Math/MathML" display="inline">
  <msub>
    <mi>x</mi>
    <mn>2</mn>
  </msub>
</math>
</file>

<file path=Formula-14/content.xml><?xml version="1.0" encoding="utf-8"?>
<math xmlns="http://www.w3.org/1998/Math/MathML" display="inline">
  <mrow>
    <mo>−</mo>
    <msup>
      <mn>2</mn>
      <mn>31</mn>
    </msup>
    <mo>+</mo>
    <mn>1</mn>
  </mrow>
</math>
</file>

<file path=Formula-140/content.xml><?xml version="1.0" encoding="utf-8"?>
<math xmlns="http://www.w3.org/1998/Math/MathML" display="inline">
  <mi>m</mi>
</math>
</file>

<file path=Formula-142/content.xml><?xml version="1.0" encoding="utf-8"?>
<math xmlns="http://www.w3.org/1998/Math/MathML" display="inline">
  <msub>
    <mi>x</mi>
    <mn>2</mn>
  </msub>
</math>
</file>

<file path=Formula-144/content.xml><?xml version="1.0" encoding="utf-8"?>
<math xmlns="http://www.w3.org/1998/Math/MathML" display="inline">
  <mi>n</mi>
</math>
</file>

<file path=Formula-146/content.xml><?xml version="1.0" encoding="utf-8"?>
<math xmlns="http://www.w3.org/1998/Math/MathML" display="inline">
  <mn>1</mn>
</math>
</file>

<file path=Formula-148/content.xml><?xml version="1.0" encoding="utf-8"?>
<math xmlns="http://www.w3.org/1998/Math/MathML" display="inline">
  <mrow>
    <mi>m</mi>
    <mo>−</mo>
    <mi>n</mi>
  </mrow>
</math>
</file>

<file path=Formula-150/content.xml><?xml version="1.0" encoding="utf-8"?>
<math xmlns="http://www.w3.org/1998/Math/MathML" display="inline">
  <mrow>
    <mi>m</mi>
    <mo>≥</mo>
    <mi>n</mi>
  </mrow>
</math>
</file>

<file path=Formula-152/content.xml><?xml version="1.0" encoding="utf-8"?>
<math xmlns="http://www.w3.org/1998/Math/MathML" display="inline">
  <msub>
    <mi>x</mi>
    <mn>2</mn>
  </msub>
</math>
</file>

<file path=Formula-154/content.xml><?xml version="1.0" encoding="utf-8"?>
<math xmlns="http://www.w3.org/1998/Math/MathML" display="inline">
  <msub>
    <mi>x</mi>
    <mn>10</mn>
  </msub>
</math>
</file>

<file path=Formula-156/content.xml><?xml version="1.0" encoding="utf-8"?>
<math xmlns="http://www.w3.org/1998/Math/MathML" display="inline">
  <mrow>
    <msub>
      <mi>x</mi>
      <mn>10</mn>
    </msub>
    <mo>=</mo>
    <msub>
      <mi>d</mi>
      <mrow>
        <mi>n</mi>
        <mo>−</mo>
        <mn>1</mn>
      </mrow>
    </msub>
    <mo>⋅</mo>
    <msup>
      <mn>2</mn>
      <mrow>
        <mi>n</mi>
        <mo>−</mo>
        <mn>1</mn>
      </mrow>
    </msup>
    <mo>+</mo>
    <mi>.</mi>
    <mi>.</mi>
    <mi>.</mi>
    <mo>+</mo>
    <msup>
      <mi>d</mi>
      <mn>3</mn>
    </msup>
    <mo>⋅</mo>
    <msup>
      <mn>2</mn>
      <mn>3</mn>
    </msup>
    <mo>+</mo>
    <msub>
      <mi>d</mi>
      <mn>2</mn>
    </msub>
    <mo>⋅</mo>
    <msup>
      <mn>2</mn>
      <mn>2</mn>
    </msup>
    <mo>+</mo>
    <msub>
      <mi>d</mi>
      <mn>1</mn>
    </msub>
    <mo>⋅</mo>
    <msup>
      <mn>2</mn>
      <mn>1</mn>
    </msup>
    <mo>+</mo>
    <msub>
      <mi>d</mi>
      <mn>0</mn>
    </msub>
    <mo>⋅</mo>
    <msup>
      <mn>2</mn>
      <mn>0</mn>
    </msup>
  </mrow>
</math>
</file>

<file path=Formula-158/content.xml><?xml version="1.0" encoding="utf-8"?>
<math xmlns="http://www.w3.org/1998/Math/MathML" display="inline">
  <msub>
    <mi>x</mi>
    <mn>2</mn>
  </msub>
</math>
</file>

<file path=Formula-16/content.xml><?xml version="1.0" encoding="utf-8"?>
<math xmlns="http://www.w3.org/1998/Math/MathML" display="inline">
  <mrow>
    <msup>
      <mn>2</mn>
      <mn>31</mn>
    </msup>
    <mo>−</mo>
    <mn>1</mn>
  </mrow>
</math>
</file>

<file path=Formula-160/content.xml><?xml version="1.0" encoding="utf-8"?>
<math xmlns="http://www.w3.org/1998/Math/MathML" display="inline">
  <msub>
    <mi>x</mi>
    <mn>10</mn>
  </msub>
</math>
</file>

<file path=Formula-162/content.xml><?xml version="1.0" encoding="utf-8"?>
<math xmlns="http://www.w3.org/1998/Math/MathML" display="inline">
  <mo>¬</mo>
</math>
</file>

<file path=Formula-164/content.xml><?xml version="1.0" encoding="utf-8"?>
<math xmlns="http://www.w3.org/1998/Math/MathML" display="inline">
  <msub>
    <mi>x</mi>
    <mn>2</mn>
  </msub>
</math>
</file>

<file path=Formula-166/content.xml><?xml version="1.0" encoding="utf-8"?>
<math xmlns="http://www.w3.org/1998/Math/MathML" display="inline">
  <mrow>
    <msub>
      <mi>y</mi>
      <mn>2</mn>
    </msub>
    <mo>=</mo>
    <mo>¬</mo>
    <msub>
      <mi>x</mi>
      <mn>2</mn>
    </msub>
    <mo>+</mo>
    <msub>
      <mn>1</mn>
      <mn>2</mn>
    </msub>
  </mrow>
</math>
</file>

<file path=Formula-168/content.xml><?xml version="1.0" encoding="utf-8"?>
<math xmlns="http://www.w3.org/1998/Math/MathML" display="inline">
  <msub>
    <mi>y</mi>
    <mn>2</mn>
  </msub>
</math>
</file>

<file path=Formula-170/content.xml><?xml version="1.0" encoding="utf-8"?>
<math xmlns="http://www.w3.org/1998/Math/MathML" display="inline">
  <mrow>
    <msub>
      <mi>y</mi>
      <mn>10</mn>
    </msub>
    <mo>=</mo>
    <msub>
      <mi>d</mi>
      <mrow>
        <mi>n</mi>
        <mo>−</mo>
        <mn>1</mn>
      </mrow>
    </msub>
    <mo>⋅</mo>
    <msup>
      <mn>2</mn>
      <mrow>
        <mi>n</mi>
        <mo>−</mo>
        <mn>1</mn>
      </mrow>
    </msup>
    <mo>+</mo>
    <mi>.</mi>
    <mi>.</mi>
    <mi>.</mi>
    <mo>+</mo>
    <msup>
      <mi>d</mi>
      <mn>3</mn>
    </msup>
    <mo>⋅</mo>
    <msup>
      <mn>2</mn>
      <mn>3</mn>
    </msup>
    <mo>+</mo>
    <msub>
      <mi>d</mi>
      <mn>2</mn>
    </msub>
    <mo>⋅</mo>
    <msup>
      <mn>2</mn>
      <mn>2</mn>
    </msup>
    <mo>+</mo>
    <msub>
      <mi>d</mi>
      <mn>1</mn>
    </msub>
    <mo>⋅</mo>
    <msup>
      <mn>2</mn>
      <mn>1</mn>
    </msup>
    <mo>+</mo>
    <msub>
      <mi>d</mi>
      <mn>0</mn>
    </msub>
    <mo>⋅</mo>
    <msup>
      <mn>2</mn>
      <mn>0</mn>
    </msup>
  </mrow>
</math>
</file>

<file path=Formula-172/content.xml><?xml version="1.0" encoding="utf-8"?>
<math xmlns="http://www.w3.org/1998/Math/MathML" display="inline">
  <msub>
    <mi>y</mi>
    <mn>10</mn>
  </msub>
</math>
</file>

<file path=Formula-174/content.xml><?xml version="1.0" encoding="utf-8"?>
<math xmlns="http://www.w3.org/1998/Math/MathML" display="inline">
  <mrow>
    <mo>−</mo>
    <msub>
      <mi>y</mi>
      <mn>10</mn>
    </msub>
  </mrow>
</math>
</file>

<file path=Formula-176/content.xml><?xml version="1.0" encoding="utf-8"?>
<math xmlns="http://www.w3.org/1998/Math/MathML" display="inline">
  <msub>
    <mi>x</mi>
    <mn>10</mn>
  </msub>
</math>
</file>

<file path=Formula-178/content.xml><?xml version="1.0" encoding="utf-8"?>
<math xmlns="http://www.w3.org/1998/Math/MathML" display="inline">
  <mrow>
    <msub>
      <mi>x</mi>
      <mn>10</mn>
    </msub>
    <mo>=</mo>
    <msub>
      <mrow>
        <mo stretchy="true" form="prefix">(</mo>
        <mo>¬</mo>
        <msub>
          <mi>x</mi>
          <mn>2</mn>
        </msub>
        <mo>+</mo>
        <msub>
          <mn>1</mn>
          <mn>2</mn>
        </msub>
        <mo stretchy="true" form="postfix">)</mo>
      </mrow>
      <mn>10</mn>
    </msub>
    <mo>×</mo>
    <mo>−</mo>
    <msub>
      <mn>1</mn>
      <mn>10</mn>
    </msub>
    <mo>=</mo>
    <msub>
      <mrow>
        <mo stretchy="true" form="prefix">(</mo>
        <msub>
          <mi>y</mi>
          <mn>2</mn>
        </msub>
        <mo stretchy="true" form="postfix">)</mo>
      </mrow>
      <mn>10</mn>
    </msub>
    <mo>×</mo>
    <mo>−</mo>
    <mn>1</mn>
    <mo>=</mo>
    <msub>
      <mi>y</mi>
      <mn>10</mn>
    </msub>
    <mo>×</mo>
    <mo>−</mo>
    <mn>1</mn>
    <mo>=</mo>
    <mo>−</mo>
    <msub>
      <mi>y</mi>
      <mn>10</mn>
    </msub>
  </mrow>
</math>
</file>

<file path=Formula-18/content.xml><?xml version="1.0" encoding="utf-8"?>
<math xmlns="http://www.w3.org/1998/Math/MathML" display="inline">
  <mrow>
    <mo>∓</mo>
    <mn>2</mn>
    <mo>×</mo>
    <msup>
      <mn>10</mn>
      <mn>9</mn>
    </msup>
  </mrow>
</math>
</file>

<file path=Formula-180/content.xml><?xml version="1.0" encoding="utf-8"?>
<math xmlns="http://www.w3.org/1998/Math/MathML" display="inline">
  <mstyle mathvariant="double-struck">
    <mi>ℤ</mi>
  </mstyle>
</math>
</file>

<file path=Formula-2/content.xml><?xml version="1.0" encoding="utf-8"?>
<math xmlns="http://www.w3.org/1998/Math/MathML" display="inline">
  <mrow>
    <mn>4</mn>
    <mspace width="0.167em"/>
    <mn>294</mn>
    <mspace width="0.167em"/>
    <mn>967</mn>
    <mspace width="0.167em"/>
    <mn>296</mn>
  </mrow>
</math>
</file>

<file path=Formula-20/content.xml><?xml version="1.0" encoding="utf-8"?>
<math xmlns="http://www.w3.org/1998/Math/MathML" display="inline">
  <mstyle mathvariant="double-struck">
    <mi>ℤ</mi>
  </mstyle>
</math>
</file>

<file path=Formula-22/content.xml><?xml version="1.0" encoding="utf-8"?>
<math xmlns="http://www.w3.org/1998/Math/MathML" display="inline">
  <mn>0</mn>
</math>
</file>

<file path=Formula-24/content.xml><?xml version="1.0" encoding="utf-8"?>
<math xmlns="http://www.w3.org/1998/Math/MathML" display="inline">
  <mstyle mathvariant="double-struck">
    <mi>ℤ</mi>
  </mstyle>
</math>
</file>

<file path=Formula-26/content.xml><?xml version="1.0" encoding="utf-8"?>
<math xmlns="http://www.w3.org/1998/Math/MathML" display="inline">
  <mstyle mathvariant="double-struck">
    <mi>ℕ</mi>
  </mstyle>
</math>
</file>

<file path=Formula-28/content.xml><?xml version="1.0" encoding="utf-8"?>
<math xmlns="http://www.w3.org/1998/Math/MathML" display="inline">
  <mn>0</mn>
</math>
</file>

<file path=Formula-30/content.xml><?xml version="1.0" encoding="utf-8"?>
<math xmlns="http://www.w3.org/1998/Math/MathML" display="inline">
  <mrow>
    <mo>−</mo>
    <mstyle mathvariant="double-struck">
      <mi>ℕ</mi>
    </mstyle>
  </mrow>
</math>
</file>

<file path=Formula-32/content.xml><?xml version="1.0" encoding="utf-8"?>
<math xmlns="http://www.w3.org/1998/Math/MathML" display="inline">
  <mrow>
    <mstyle mathvariant="double-struck">
      <mi>ℤ</mi>
    </mstyle>
    <mo>∋</mo>
    <mo stretchy="false" form="prefix">{</mo>
    <mi>.</mi>
    <mi>.</mi>
    <mi>.</mi>
    <mo>,</mo>
    <mo>−</mo>
    <mn>3</mn>
    <mo>,</mo>
    <mo>−</mo>
    <mn>2</mn>
    <mo>,</mo>
    <mo>−</mo>
    <mn>1</mn>
    <mo>,</mo>
    <mn>0</mn>
    <mo>,</mo>
    <mo>+</mo>
    <mn>1</mn>
    <mo>,</mo>
    <mo>+</mo>
    <mn>2</mn>
    <mo>,</mo>
    <mo>+</mo>
    <mn>3</mn>
    <mo>,</mo>
    <mi>.</mi>
    <mi>.</mi>
    <mi>.</mi>
    <mo stretchy="false" form="postfix">}</mo>
  </mrow>
</math>
</file>

<file path=Formula-34/content.xml><?xml version="1.0" encoding="utf-8"?>
<math xmlns="http://www.w3.org/1998/Math/MathML" display="inline">
  <mi>a</mi>
</math>
</file>

<file path=Formula-36/content.xml><?xml version="1.0" encoding="utf-8"?>
<math xmlns="http://www.w3.org/1998/Math/MathML" display="inline">
  <mrow>
    <mi>a</mi>
    <mo>+</mo>
    <mn>1</mn>
  </mrow>
</math>
</file>

<file path=Formula-38/content.xml><?xml version="1.0" encoding="utf-8"?>
<math xmlns="http://www.w3.org/1998/Math/MathML" display="inline">
  <mn>1</mn>
</math>
</file>

<file path=Formula-4/content.xml><?xml version="1.0" encoding="utf-8"?>
<math xmlns="http://www.w3.org/1998/Math/MathML" display="inline">
  <mn>0</mn>
</math>
</file>

<file path=Formula-40/content.xml><?xml version="1.0" encoding="utf-8"?>
<math xmlns="http://www.w3.org/1998/Math/MathML" display="inline">
  <mstyle mathvariant="double-struck">
    <mi>ℤ</mi>
  </mstyle>
</math>
</file>

<file path=Formula-42/content.xml><?xml version="1.0" encoding="utf-8"?>
<math xmlns="http://www.w3.org/1998/Math/MathML" display="inline">
  <mstyle mathvariant="double-struck">
    <mi>ℕ</mi>
  </mstyle>
</math>
</file>

<file path=Formula-44/content.xml><?xml version="1.0" encoding="utf-8"?>
<math xmlns="http://www.w3.org/1998/Math/MathML" display="inline">
  <mn>0</mn>
</math>
</file>

<file path=Formula-46/content.xml><?xml version="1.0" encoding="utf-8"?>
<math xmlns="http://www.w3.org/1998/Math/MathML" display="inline">
  <mrow>
    <mo>−</mo>
    <mstyle mathvariant="double-struck">
      <mi>ℕ</mi>
    </mstyle>
  </mrow>
</math>
</file>

<file path=Formula-48/content.xml><?xml version="1.0" encoding="utf-8"?>
<math xmlns="http://www.w3.org/1998/Math/MathML" display="inline">
  <mi>n</mi>
</math>
</file>

<file path=Formula-50/content.xml><?xml version="1.0" encoding="utf-8"?>
<math xmlns="http://www.w3.org/1998/Math/MathML" display="inline">
  <mi>n</mi>
</math>
</file>

<file path=Formula-52/content.xml><?xml version="1.0" encoding="utf-8"?>
<math xmlns="http://www.w3.org/1998/Math/MathML" display="inline">
  <mn>0</mn>
</math>
</file>

<file path=Formula-54/content.xml><?xml version="1.0" encoding="utf-8"?>
<math xmlns="http://www.w3.org/1998/Math/MathML" display="inline">
  <mn>1</mn>
</math>
</file>

<file path=Formula-56/content.xml><?xml version="1.0" encoding="utf-8"?>
<math xmlns="http://www.w3.org/1998/Math/MathML" display="inline">
  <mi>n</mi>
</math>
</file>

<file path=Formula-58/content.xml><?xml version="1.0" encoding="utf-8"?>
<math xmlns="http://www.w3.org/1998/Math/MathML" display="inline">
  <mi>d</mi>
</math>
</file>

<file path=Formula-6/content.xml><?xml version="1.0" encoding="utf-8"?>
<math xmlns="http://www.w3.org/1998/Math/MathML" display="inline">
  <mn>1</mn>
</math>
</file>

<file path=Formula-60/content.xml><?xml version="1.0" encoding="utf-8"?>
<math xmlns="http://www.w3.org/1998/Math/MathML" display="inline">
  <mrow>
    <mi>n</mi>
    <mo>−</mo>
    <mn>1</mn>
  </mrow>
</math>
</file>

<file path=Formula-62/content.xml><?xml version="1.0" encoding="utf-8"?>
<math xmlns="http://www.w3.org/1998/Math/MathML" display="inline">
  <mrow>
    <msub>
      <mi>d</mi>
      <mrow>
        <mi>n</mi>
        <mo>−</mo>
        <mn>1</mn>
      </mrow>
    </msub>
    <mi>.</mi>
    <mi>.</mi>
    <mi>.</mi>
    <msub>
      <mi>d</mi>
      <mn>3</mn>
    </msub>
    <msub>
      <mi>d</mi>
      <mn>2</mn>
    </msub>
    <msub>
      <mi>d</mi>
      <mn>1</mn>
    </msub>
    <msub>
      <mi>d</mi>
      <mn>0</mn>
    </msub>
  </mrow>
</math>
</file>

<file path=Formula-64/content.xml><?xml version="1.0" encoding="utf-8"?>
<math xmlns="http://www.w3.org/1998/Math/MathML" display="inline">
  <mrow>
    <mi>n</mi>
    <mo>−</mo>
    <mn>1</mn>
  </mrow>
</math>
</file>

<file path=Formula-66/content.xml><?xml version="1.0" encoding="utf-8"?>
<math xmlns="http://www.w3.org/1998/Math/MathML" display="inline">
  <msub>
    <mi>d</mi>
    <mrow>
      <mi>n</mi>
      <mo>−</mo>
      <mn>1</mn>
    </mrow>
  </msub>
</math>
</file>

<file path=Formula-68/content.xml><?xml version="1.0" encoding="utf-8"?>
<math xmlns="http://www.w3.org/1998/Math/MathML" display="inline">
  <mn>0</mn>
</math>
</file>

<file path=Formula-70/content.xml><?xml version="1.0" encoding="utf-8"?>
<math xmlns="http://www.w3.org/1998/Math/MathML" display="inline">
  <mn>1</mn>
</math>
</file>

<file path=Formula-72/content.xml><?xml version="1.0" encoding="utf-8"?>
<math xmlns="http://www.w3.org/1998/Math/MathML" display="inline">
  <mo>+</mo>
</math>
</file>

<file path=Formula-74/content.xml><?xml version="1.0" encoding="utf-8"?>
<math xmlns="http://www.w3.org/1998/Math/MathML" display="inline">
  <mo>−</mo>
</math>
</file>

<file path=Formula-76/content.xml><?xml version="1.0" encoding="utf-8"?>
<math xmlns="http://www.w3.org/1998/Math/MathML" display="inline">
  <mrow>
    <mi>n</mi>
    <mo>−</mo>
    <mn>1</mn>
  </mrow>
</math>
</file>

<file path=Formula-78/content.xml><?xml version="1.0" encoding="utf-8"?>
<math xmlns="http://www.w3.org/1998/Math/MathML" display="inline">
  <mrow>
    <mo>−</mo>
    <msup>
      <mn>2</mn>
      <mrow>
        <mi>n</mi>
        <mo>−</mo>
        <mn>1</mn>
      </mrow>
    </msup>
    <mo>+</mo>
    <mn>1</mn>
  </mrow>
</math>
</file>

<file path=Formula-8/content.xml><?xml version="1.0" encoding="utf-8"?>
<math xmlns="http://www.w3.org/1998/Math/MathML" display="inline">
  <mn>2</mn>
</math>
</file>

<file path=Formula-80/content.xml><?xml version="1.0" encoding="utf-8"?>
<math xmlns="http://www.w3.org/1998/Math/MathML" display="inline">
  <mrow>
    <msup>
      <mn>2</mn>
      <mrow>
        <mi>n</mi>
        <mo>−</mo>
        <mn>1</mn>
      </mrow>
    </msup>
    <mo>−</mo>
    <mn>1</mn>
  </mrow>
</math>
</file>

<file path=Formula-82/content.xml><?xml version="1.0" encoding="utf-8"?>
<math xmlns="http://www.w3.org/1998/Math/MathML" display="inline">
  <msup>
    <mn>2</mn>
    <mi>n</mi>
  </msup>
</math>
</file>

<file path=Formula-84/content.xml><?xml version="1.0" encoding="utf-8"?>
<math xmlns="http://www.w3.org/1998/Math/MathML" display="inline">
  <mn>0</mn>
</math>
</file>

<file path=Formula-86/content.xml><?xml version="1.0" encoding="utf-8"?>
<math xmlns="http://www.w3.org/1998/Math/MathML" display="inline">
  <mrow>
    <msup>
      <mn>2</mn>
      <mi>n</mi>
    </msup>
    <mo>−</mo>
    <mn>1</mn>
  </mrow>
</math>
</file>

<file path=Formula-88/content.xml><?xml version="1.0" encoding="utf-8"?>
<math xmlns="http://www.w3.org/1998/Math/MathML" display="inline">
  <msup>
    <mn>2</mn>
    <mn>32</mn>
  </msup>
</math>
</file>

<file path=Formula-90/content.xml><?xml version="1.0" encoding="utf-8"?>
<math xmlns="http://www.w3.org/1998/Math/MathML" display="inline">
  <mrow>
    <mn>4</mn>
    <mspace width="0.167em"/>
    <mn>294</mn>
    <mspace width="0.167em"/>
    <mn>967</mn>
    <mspace width="0.167em"/>
    <mn>296</mn>
  </mrow>
</math>
</file>

<file path=Formula-92/content.xml><?xml version="1.0" encoding="utf-8"?>
<math xmlns="http://www.w3.org/1998/Math/MathML" display="inline">
  <mrow>
    <mo>−</mo>
    <msup>
      <mn>2</mn>
      <mn>31</mn>
    </msup>
    <mo>+</mo>
    <mn>1</mn>
  </mrow>
</math>
</file>

<file path=Formula-94/content.xml><?xml version="1.0" encoding="utf-8"?>
<math xmlns="http://www.w3.org/1998/Math/MathML" display="inline">
  <mrow>
    <mo>+</mo>
    <msup>
      <mn>2</mn>
      <mn>31</mn>
    </msup>
    <mo>−</mo>
    <mn>1</mn>
  </mrow>
</math>
</file>

<file path=Formula-96/content.xml><?xml version="1.0" encoding="utf-8"?>
<math xmlns="http://www.w3.org/1998/Math/MathML" display="inline">
  <mrow>
    <mo>−</mo>
    <mn>2</mn>
    <mspace width="0.167em"/>
    <mn>147</mn>
    <mspace width="0.167em"/>
    <mn>483</mn>
    <mspace width="0.167em"/>
    <mn>647</mn>
  </mrow>
</math>
</file>

<file path=Formula-98/content.xml><?xml version="1.0" encoding="utf-8"?>
<math xmlns="http://www.w3.org/1998/Math/MathML" display="inline">
  <mrow>
    <mn>2</mn>
    <mspace width="0.167em"/>
    <mn>147</mn>
    <mspace width="0.167em"/>
    <mn>483</mn>
    <mspace width="0.167em"/>
    <mn>647</mn>
  </mrow>
</math>
</file>